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7.16pt" svg:y="2.83pt">
            <loext:p draw:notify-on-update-of-ranges="Sheet1.A1:Sheet1.A10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Вычислительная гидродинамика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ядерные технологи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физика плазмы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разработка новых материало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редсказание погоды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иомедицинские приложени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астрофизика и космология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мультифиз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геофиз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07:21:20.644485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5:46:44.856485756</meta:creation-date>
    <dc:date>2018-10-04T15:35:27.022453857</dc:date>
    <meta:editing-duration>PT8H29M39S</meta:editing-duration>
    <meta:editing-cycles>3</meta:editing-cycles>
    <meta:generator>LibreOffice/5.1.6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10" chart:data-source-has-labels="column" svg:x="0.32cm" svg:y="0.18cm" svg:width="15.36cm" svg:height="7.347cm">
          <chartooo:coordinate-region svg:x="5.854cm" svg:y="0.18cm" svg:width="9.621cm" svg:height="6.724cm"/>
          <chart:axis chart:dimension="x" chart:name="primary-x" chart:style-name="ch3" chartooo:axis-type="auto">
            <chartooo:date-scale/>
            <chart:categories table:cell-range-address="Sheet1.A1:Sheet1.A10"/>
          </chart:axis>
          <chart:axis chart:dimension="y" chart:name="primary-y" chart:style-name="ch4">
            <chart:title svg:x="5.168cm" svg:y="7.707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Sheet1.B1:Sheet1.B10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  <draw:g>
                  <svg:desc>Sheet1.A1:Sheet1.A10</svg:desc>
                </draw:g>
              </table:table-cell>
              <table:table-cell office:value-type="float" office:value="27">
                <text:p>27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